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100" table:style-name="ce1">
            <text:p>10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office:value-type="float" office:value="100" table:style-name="ce1">
            <text:p>10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100" table:style-name="ce1">
            <text:p>1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office:value-type="float" office:value="200" table:style-name="ce1">
            <text:p>20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office:value-type="float" office:value="10" table:style-name="ce1">
            <text:p>1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table:number-columns-repeated="2" table:style-name="ce1"/>
          <table:table-cell office:value-type="string" table:style-name="ce1">
            <text:p>шт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office:value-type="float" office:value="50" table:style-name="ce1">
            <text:p>5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190" table:style-name="ce1">
            <text:p>19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210" table:style-name="ce1">
            <text:p>210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office:value-type="float" office:value="250" table:style-name="ce1">
            <text:p>250</text:p>
          </table:table-cell>
          <table:table-cell table:number-columns-repeated="16379"/>
        </table:table-row>
        <table:table-row table:style-name="ro5" table:visibility="filter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office:value-type="float" office:value="140" table:style-name="ce1">
            <text:p>14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160" table:style-name="ce1">
            <text:p>16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420" table:style-name="ce1">
            <text:p>42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1100" table:style-name="ce1">
            <text:p>110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110" table:style-name="ce1">
            <text:p>11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3615" table:formula="of:=SUM([.E2:.E54])" table:style-name="ce20">
            <text:p>3615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9-16T09:08:04Z</dc:date>
    <meta:print-date>2025-07-12T11:57:59Z</meta:print-date>
    <meta:editing-cycles>183</meta:editing-cycles>
    <meta:editing-duration>PT367692S</meta:editing-duration>
  </office:meta>
</office:document-meta>
</file>